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CA0000010B3A66E6735AE426D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style:font-name="Times New Roman"/>
    </style:style>
    <style:style style:name="P2" style:family="paragraph" style:parent-style-name="Standard">
      <style:text-properties style:font-name="Times New Roman" fo:language="en" fo:country="US"/>
    </style:style>
    <style:style style:name="P3" style:family="paragraph" style:parent-style-name="Standard">
      <style:text-properties style:font-name="Times New Roman" fo:language="en" fo:country="US" fo:font-weight="bold" style:font-weight-asian="bold"/>
    </style:style>
    <style:style style:name="P4" style:family="paragraph" style:parent-style-name="Standard">
      <style:text-properties fo:language="en" fo:country="US"/>
    </style:style>
    <style:style style:name="P5" style:family="paragraph" style:parent-style-name="Standard">
      <style:text-properties fo:color="#cd071e" style:font-name="Times New Roman" fo:language="en" fo:country="US" fo:font-weight="bold" style:font-weight-asian="bold"/>
    </style:style>
    <style:style style:name="P6" style:family="paragraph" style:parent-style-name="Standard">
      <style:text-properties fo:color="#009ee0" fo:language="en" fo:country="US" fo:font-weight="bold" style:font-weight-asian="bold"/>
    </style:style>
    <style:style style:name="P7" style:family="paragraph" style:parent-style-name="Standard">
      <style:text-properties officeooo:paragraph-rsid="0035c524"/>
    </style:style>
    <style:style style:name="P8" style:family="paragraph" style:parent-style-name="Standard">
      <style:paragraph-properties fo:padding-left="0.141cm" fo:padding-right="0.141cm" fo:padding-top="0.035cm" fo:padding-bottom="0.035cm" fo:border="0.51pt solid #00000a"/>
      <style:text-properties fo:language="en" fo:country="US" fo:font-weight="bold" officeooo:paragraph-rsid="001fdf3f" style:font-weight-asian="bold"/>
    </style:style>
    <style:style style:name="P9" style:family="paragraph" style:parent-style-name="Standard">
      <style:paragraph-properties fo:text-align="justify" style:justify-single-word="false" fo:padding-left="0.141cm" fo:padding-right="0.141cm" fo:padding-top="0.035cm" fo:padding-bottom="0.035cm" fo:border="0.51pt solid #00000a"/>
      <style:text-properties fo:language="en" fo:country="US" fo:font-weight="bold" officeooo:paragraph-rsid="003094a9" style:font-weight-asian="bold"/>
    </style:style>
    <style:style style:name="P10" style:family="paragraph" style:parent-style-name="Standard">
      <style:paragraph-properties fo:padding-left="0.141cm" fo:padding-right="0.141cm" fo:padding-top="0.035cm" fo:padding-bottom="0.035cm" fo:border="0.51pt solid #00000a"/>
      <style:text-properties fo:language="en" fo:country="US" fo:font-weight="bold" officeooo:paragraph-rsid="003438b3" style:font-weight-asian="bold"/>
    </style:style>
    <style:style style:name="P11" style:family="paragraph" style:parent-style-name="Standard">
      <style:paragraph-properties fo:text-align="justify" style:justify-single-word="false" fo:padding-left="0.141cm" fo:padding-right="0.141cm" fo:padding-top="0.035cm" fo:padding-bottom="0.035cm" fo:border="0.51pt solid #00000a"/>
      <style:text-properties fo:language="en" fo:country="US" officeooo:paragraph-rsid="003094a9"/>
    </style:style>
    <style:style style:name="P12" style:family="paragraph" style:parent-style-name="Standard">
      <style:paragraph-properties fo:text-align="justify" style:justify-single-word="false" fo:padding-left="0.141cm" fo:padding-right="0.141cm" fo:padding-top="0.035cm" fo:padding-bottom="0.035cm" fo:border="0.51pt solid #00000a"/>
      <style:text-properties fo:color="#a6a6a6" fo:language="en" fo:country="US" officeooo:paragraph-rsid="003438b3"/>
    </style:style>
    <style:style style:name="P13" style:family="paragraph" style:parent-style-name="Standard">
      <style:paragraph-properties fo:text-align="justify" style:justify-single-word="false" fo:padding-left="0.141cm" fo:padding-right="0.141cm" fo:padding-top="0.035cm" fo:padding-bottom="0.035cm" fo:border="0.51pt solid #00000a"/>
      <style:text-properties fo:color="#a6a6a6" style:font-name="Calibri1" fo:language="en" fo:country="US" officeooo:rsid="0023fea8" officeooo:paragraph-rsid="003094a9"/>
    </style:style>
    <style:style style:name="P14" style:family="paragraph" style:parent-style-name="Standard">
      <style:paragraph-properties fo:padding-left="0.141cm" fo:padding-right="0.141cm" fo:padding-top="0.035cm" fo:padding-bottom="0.035cm" fo:border="0.51pt solid #00000a"/>
      <style:text-properties officeooo:paragraph-rsid="0021784d"/>
    </style:style>
    <style:style style:name="P15" style:family="paragraph" style:parent-style-name="Standard">
      <style:paragraph-properties fo:padding-left="0.141cm" fo:padding-right="0.141cm" fo:padding-top="0.035cm" fo:padding-bottom="0.035cm" fo:border="0.51pt solid #00000a"/>
      <style:text-properties officeooo:paragraph-rsid="002193e2"/>
    </style:style>
    <style:style style:name="P16" style:family="paragraph" style:parent-style-name="Standard">
      <style:paragraph-properties fo:padding-left="0.141cm" fo:padding-right="0.141cm" fo:padding-top="0.035cm" fo:padding-bottom="0.035cm" fo:border="0.51pt solid #00000a"/>
      <style:text-properties style:use-window-font-color="true" fo:language="en" fo:country="US" fo:font-weight="bold" officeooo:paragraph-rsid="0024ac5f" style:font-weight-asian="bold"/>
    </style:style>
    <style:style style:name="P17" style:family="paragraph" style:parent-style-name="Standard">
      <style:paragraph-properties fo:text-align="justify" style:justify-single-word="false" fo:padding-left="0.141cm" fo:padding-right="0.141cm" fo:padding-top="0.035cm" fo:padding-bottom="0.035cm" fo:border="0.51pt solid #00000a"/>
      <style:text-properties style:use-window-font-color="true" fo:language="en" fo:country="US" fo:font-weight="bold" officeooo:paragraph-rsid="003094a9" style:font-weight-asian="bold"/>
    </style:style>
    <style:style style:name="P18" style:family="paragraph" style:parent-style-name="Standard">
      <style:paragraph-properties fo:padding-left="0.141cm" fo:padding-right="0.141cm" fo:padding-top="0.035cm" fo:padding-bottom="0.035cm" fo:border="0.51pt solid #00000a"/>
      <style:text-properties style:use-window-font-color="true" fo:language="en" fo:country="US" fo:font-weight="bold" officeooo:paragraph-rsid="00318b16" style:font-weight-asian="bold"/>
    </style:style>
    <style:style style:name="P19" style:family="paragraph" style:parent-style-name="Standard">
      <style:paragraph-properties fo:padding-left="0.141cm" fo:padding-right="0.141cm" fo:padding-top="0.035cm" fo:padding-bottom="0.035cm" fo:border="0.51pt solid #00000a"/>
      <style:text-properties style:use-window-font-color="true" fo:language="en" fo:country="US" fo:font-weight="bold" officeooo:paragraph-rsid="003438b3" style:font-weight-asian="bold"/>
    </style:style>
    <style:style style:name="P20" style:family="paragraph" style:parent-style-name="Standard">
      <style:paragraph-properties fo:text-align="justify" style:justify-single-word="false" fo:padding-left="0.141cm" fo:padding-right="0.141cm" fo:padding-top="0.035cm" fo:padding-bottom="0.035cm" fo:border="0.51pt solid #00000a"/>
      <style:text-properties style:use-window-font-color="true" fo:language="en" fo:country="US" officeooo:paragraph-rsid="0024ac5f"/>
    </style:style>
    <style:style style:name="P21" style:family="paragraph" style:parent-style-name="Standard">
      <style:paragraph-properties fo:text-align="justify" style:justify-single-word="false" fo:padding-left="0.141cm" fo:padding-right="0.141cm" fo:padding-top="0.035cm" fo:padding-bottom="0.035cm" fo:border="0.51pt solid #00000a"/>
      <style:text-properties style:use-window-font-color="true" fo:language="en" fo:country="US" officeooo:paragraph-rsid="003094a9"/>
    </style:style>
    <style:style style:name="P22" style:family="paragraph" style:parent-style-name="Standard">
      <style:paragraph-properties fo:text-align="justify" style:justify-single-word="false" fo:padding-left="0.141cm" fo:padding-right="0.141cm" fo:padding-top="0.035cm" fo:padding-bottom="0.035cm" fo:border="0.51pt solid #00000a"/>
      <style:text-properties style:use-window-font-color="true" fo:language="en" fo:country="US" officeooo:paragraph-rsid="003438b3"/>
    </style:style>
    <style:style style:name="P23" style:family="paragraph" style:parent-style-name="Standard">
      <style:paragraph-properties fo:padding-left="0.141cm" fo:padding-right="0.141cm" fo:padding-top="0.035cm" fo:padding-bottom="0.035cm" fo:border="0.51pt solid #00000a"/>
      <style:text-properties style:use-window-font-color="true" fo:language="en" fo:country="US" fo:font-weight="normal" officeooo:paragraph-rsid="003438b3" style:font-weight-asian="normal" style:font-weight-complex="normal"/>
    </style:style>
    <style:style style:name="P24" style:family="paragraph" style:parent-style-name="Standard">
      <style:paragraph-properties fo:padding-left="0.141cm" fo:padding-right="0.141cm" fo:padding-top="0.035cm" fo:padding-bottom="0.035cm" fo:border="0.51pt solid #00000a"/>
      <style:text-properties style:use-window-font-color="true" fo:language="en" fo:country="US" officeooo:paragraph-rsid="00318b16"/>
    </style:style>
    <style:style style:name="P25" style:family="paragraph" style:parent-style-name="Standard">
      <style:paragraph-properties fo:text-align="justify" style:justify-single-word="false" fo:padding-left="0.141cm" fo:padding-right="0.141cm" fo:padding-top="0.035cm" fo:padding-bottom="0.035cm" fo:border="0.51pt solid #00000a"/>
      <style:text-properties style:use-window-font-color="true" fo:language="en" fo:country="US" officeooo:rsid="0038cb38" officeooo:paragraph-rsid="00399f0d"/>
    </style:style>
    <style:style style:name="P26" style:family="paragraph" style:parent-style-name="Standard">
      <style:paragraph-properties fo:text-align="justify" style:justify-single-word="false" fo:padding-left="0.141cm" fo:padding-right="0.141cm" fo:padding-top="0.035cm" fo:padding-bottom="0.035cm" fo:border="0.51pt solid #00000a"/>
      <style:text-properties style:use-window-font-color="true" officeooo:paragraph-rsid="00318b16"/>
    </style:style>
    <style:style style:name="P27" style:family="paragraph" style:parent-style-name="Standard">
      <style:paragraph-properties fo:padding-left="0.141cm" fo:padding-right="0.141cm" fo:padding-top="0.035cm" fo:padding-bottom="0.035cm" fo:border="0.51pt solid #00000a"/>
      <style:text-properties style:use-window-font-color="true" officeooo:paragraph-rsid="00318b16"/>
    </style:style>
    <style:style style:name="P28" style:family="paragraph" style:parent-style-name="Standard">
      <style:paragraph-properties fo:padding-left="0.141cm" fo:padding-right="0.141cm" fo:padding-top="0.035cm" fo:padding-bottom="0.035cm" fo:border="0.51pt solid #00000a"/>
      <style:text-properties fo:color="#000000" fo:language="en" fo:country="US" officeooo:rsid="00f9c6d7" officeooo:paragraph-rsid="003438b3"/>
    </style:style>
    <style:style style:name="P29" style:family="paragraph" style:parent-style-name="Standard">
      <style:paragraph-properties fo:text-align="justify" style:justify-single-word="false" fo:padding-left="0.141cm" fo:padding-right="0.141cm" fo:padding-top="0.035cm" fo:padding-bottom="0.035cm" fo:border="0.51pt solid #00000a"/>
      <style:text-properties fo:color="#000000" fo:language="en" fo:country="US" officeooo:paragraph-rsid="003438b3"/>
    </style:style>
    <style:style style:name="P30" style:family="paragraph" style:parent-style-name="Standard">
      <style:paragraph-properties fo:text-align="justify" style:justify-single-word="false" fo:padding-left="0.141cm" fo:padding-right="0.141cm" fo:padding-top="0.035cm" fo:padding-bottom="0.035cm" fo:border="0.51pt solid #00000a" style:shadow="none" style:join-border="false"/>
      <style:text-properties fo:language="en" fo:country="US" officeooo:paragraph-rsid="003094a9"/>
    </style:style>
    <style:style style:name="P31" style:family="paragraph" style:parent-style-name="Standard">
      <style:paragraph-properties fo:text-align="justify" style:justify-single-word="false" fo:padding-left="0.141cm" fo:padding-right="0.141cm" fo:padding-top="0.035cm" fo:padding-bottom="0.035cm" fo:border="0.51pt solid #00000a" style:shadow="none" style:join-border="true"/>
      <style:text-properties officeooo:paragraph-rsid="003094a9"/>
    </style:style>
    <style:style style:name="P32" style:family="paragraph" style:parent-style-name="Standard">
      <style:paragraph-properties fo:text-align="justify" style:justify-single-word="false" fo:padding-left="0.141cm" fo:padding-right="0.141cm" fo:padding-top="0.035cm" fo:padding-bottom="0.035cm" fo:border="0.51pt solid #00000a" style:shadow="none"/>
      <style:text-properties style:use-window-font-color="true" officeooo:paragraph-rsid="003094a9"/>
    </style:style>
    <style:style style:name="P33"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fo:padding-left="0.141cm" fo:padding-right="0.141cm" fo:padding-top="0.035cm" fo:padding-bottom="0.035cm" fo:border="0.51pt solid #00000a" style:writing-mode="lr-tb"/>
      <style:text-properties fo:font-style="normal" officeooo:rsid="006383c8" officeooo:paragraph-rsid="003094a9" style:font-style-asian="normal" style:font-style-complex="normal" fo:hyphenate="false" fo:hyphenation-remain-char-count="2" fo:hyphenation-push-char-count="2"/>
    </style:style>
    <style:style style:name="P34" style:family="paragraph" style:parent-style-name="Standard" style:master-page-name="">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page-number="auto" fo:padding-left="0.141cm" fo:padding-right="0.141cm" fo:padding-top="0.035cm" fo:padding-bottom="0.035cm" fo:border="0.51pt solid #00000a" style:writing-mode="lr-tb"/>
      <style:text-properties officeooo:paragraph-rsid="003094a9" fo:hyphenate="false" fo:hyphenation-remain-char-count="2" fo:hyphenation-push-char-count="2"/>
    </style:style>
    <style:style style:name="P35" style:family="paragraph" style:parent-style-name="Standard">
      <style:paragraph-properties fo:margin-top="0cm" fo:margin-bottom="0.353cm" loext:contextual-spacing="false" fo:padding-left="0.141cm" fo:padding-right="0.141cm" fo:padding-top="0.035cm" fo:padding-bottom="0.035cm" fo:border="0.51pt solid #00000a"/>
      <style:text-properties officeooo:paragraph-rsid="003438b3"/>
    </style:style>
    <style:style style:name="P36" style:family="paragraph" style:parent-style-name="Footnote" style:master-page-name="Converted2">
      <style:paragraph-properties style:page-number="auto"/>
      <style:text-properties fo:language="en" fo:country="US"/>
    </style:style>
    <style:style style:name="P37" style:family="paragraph" style:parent-style-name="Standard" style:master-page-name="Standard">
      <loext:graphic-properties draw:fill="solid" draw:fill-color="#cd071e" draw:opacity="100%"/>
      <style:paragraph-properties fo:text-align="justify" style:justify-single-word="false" style:page-number="auto" fo:background-color="#cd071e" fo:padding-left="0.141cm" fo:padding-right="0.141cm" fo:padding-top="0.035cm" fo:padding-bottom="0.035cm" fo:border="0.51pt solid #00000a">
        <style:tab-stops>
          <style:tab-stop style:position="0.318cm"/>
          <style:tab-stop style:position="8.001cm" style:type="center"/>
        </style:tab-stops>
      </style:paragraph-properties>
      <style:text-properties fo:color="#ffffff" fo:font-size="14pt" fo:language="en" fo:country="US" fo:font-weight="bold" style:font-size-asian="14pt" style:font-weight-asian="bold" style:font-size-complex="12pt"/>
    </style:style>
    <style:style style:name="P38" style:family="paragraph" style:parent-style-name="Standard">
      <style:text-properties fo:color="#009ee0" fo:language="en" fo:country="US" fo:font-weight="bold" style:font-weight-asian="bol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1ebb9f" style:font-weight-asian="bold"/>
    </style:style>
    <style:style style:name="T4" style:family="text">
      <style:text-properties fo:language="en" fo:country="US" fo:font-weight="normal" style:font-weight-asian="normal"/>
    </style:style>
    <style:style style:name="T5" style:family="text">
      <style:text-properties fo:language="en" fo:country="US" officeooo:rsid="003f5763"/>
    </style:style>
    <style:style style:name="T6" style:family="text">
      <style:text-properties fo:language="en" fo:country="US" officeooo:rsid="003d1b9a"/>
    </style:style>
    <style:style style:name="T7" style:family="text">
      <style:text-properties fo:language="en" fo:country="US" officeooo:rsid="003e7874"/>
    </style:style>
    <style:style style:name="T8" style:family="text">
      <style:text-properties fo:language="en" fo:country="US" officeooo:rsid="003afb93"/>
    </style:style>
    <style:style style:name="T9" style:family="text">
      <style:text-properties fo:language="en" fo:country="US" officeooo:rsid="004280de"/>
    </style:style>
    <style:style style:name="T10" style:family="text">
      <style:text-properties fo:language="en" fo:country="US" officeooo:rsid="00439c48"/>
    </style:style>
    <style:style style:name="T11" style:family="text">
      <style:text-properties fo:language="en" fo:country="US" officeooo:rsid="0098fd6c"/>
    </style:style>
    <style:style style:name="T12" style:family="text">
      <style:text-properties fo:language="en" fo:country="US" officeooo:rsid="009726a9"/>
    </style:style>
    <style:style style:name="T13" style:family="text">
      <style:text-properties fo:language="en" fo:country="US" officeooo:rsid="00974798"/>
    </style:style>
    <style:style style:name="T14" style:family="text">
      <style:text-properties fo:language="en" fo:country="US" officeooo:rsid="00f7f724"/>
    </style:style>
    <style:style style:name="T15" style:family="text">
      <style:text-properties fo:language="en" fo:country="US" officeooo:rsid="00a242d0"/>
    </style:style>
    <style:style style:name="T16" style:family="text">
      <style:text-properties fo:language="en" fo:country="US" officeooo:rsid="00987521"/>
    </style:style>
    <style:style style:name="T17" style:family="text">
      <style:text-properties fo:language="en" fo:country="US" officeooo:rsid="00360b8c"/>
    </style:style>
    <style:style style:name="T18" style:family="text">
      <style:text-properties fo:language="en" fo:country="US" officeooo:rsid="00369d62"/>
    </style:style>
    <style:style style:name="T19" style:family="text">
      <style:text-properties fo:language="en" fo:country="US" officeooo:rsid="0039f4d9"/>
    </style:style>
    <style:style style:name="T20" style:family="text">
      <style:text-properties fo:language="en" fo:country="US" officeooo:rsid="0049f49e"/>
    </style:style>
    <style:style style:name="T21" style:family="text">
      <style:text-properties fo:language="en" fo:country="US" officeooo:rsid="003b72b7"/>
    </style:style>
    <style:style style:name="T22" style:family="text">
      <style:text-properties fo:language="en" fo:country="US" officeooo:rsid="00afd6c8"/>
    </style:style>
    <style:style style:name="T23" style:family="text">
      <style:text-properties fo:language="en" fo:country="US" officeooo:rsid="00ab47dd"/>
    </style:style>
    <style:style style:name="T24" style:family="text">
      <style:text-properties fo:language="en" fo:country="US" officeooo:rsid="00a9f0c1"/>
    </style:style>
    <style:style style:name="T25" style:family="text">
      <style:text-properties fo:language="en" fo:country="US" officeooo:rsid="00f1a368"/>
    </style:style>
    <style:style style:name="T26" style:family="text">
      <style:text-properties fo:language="en" fo:country="US" officeooo:rsid="003222d7"/>
    </style:style>
    <style:style style:name="T27" style:family="text">
      <style:text-properties fo:language="en" fo:country="US" officeooo:rsid="00326398"/>
    </style:style>
    <style:style style:name="T28" style:family="text">
      <style:text-properties fo:language="en" fo:country="US" officeooo:rsid="0038bf0b"/>
    </style:style>
    <style:style style:name="T29" style:family="text">
      <style:text-properties fo:color="#009ee0" fo:language="en" fo:country="US" fo:font-weight="bold" style:font-weight-asian="bold"/>
    </style:style>
    <style:style style:name="T30" style:family="text">
      <style:text-properties fo:color="#009ee0" fo:language="en" fo:country="US" fo:font-weight="bold" officeooo:rsid="002c6c7c" style:font-weight-asian="bold"/>
    </style:style>
    <style:style style:name="T31" style:family="text">
      <style:text-properties fo:color="#009ee0" fo:language="en" fo:country="US" fo:font-weight="bold" officeooo:rsid="00edbcf4" style:font-weight-asian="bold"/>
    </style:style>
    <style:style style:name="T32" style:family="text">
      <style:text-properties fo:color="#009ee0" fo:language="en" fo:country="US" fo:font-weight="bold" officeooo:rsid="00f5b011" style:font-weight-asian="bold"/>
    </style:style>
    <style:style style:name="T33" style:family="text">
      <style:text-properties fo:color="#009ee0" fo:language="en" fo:country="US" fo:font-weight="bold" officeooo:rsid="0036f55b" style:font-weight-asian="bold"/>
    </style:style>
    <style:style style:name="T34" style:family="text">
      <style:text-properties fo:color="#009ee0" fo:language="en" fo:country="US" fo:font-style="italic" fo:font-weight="bold" officeooo:rsid="002c6c7c" style:font-style-asian="italic" style:font-weight-asian="bold" style:font-style-complex="italic"/>
    </style:style>
    <style:style style:name="T35" style:family="text">
      <style:text-properties fo:color="#009ee0" style:text-position="sub 58%" fo:language="en" fo:country="US" fo:font-weight="bold" officeooo:rsid="00edbcf4" style:font-weight-asian="bold"/>
    </style:style>
    <style:style style:name="T36" style:family="text">
      <style:text-properties fo:color="#a6a6a6" fo:language="en" fo:country="US"/>
    </style:style>
    <style:style style:name="T37" style:family="text">
      <style:text-properties fo:font-weight="normal" style:font-weight-asian="normal"/>
    </style:style>
    <style:style style:name="T38" style:family="text">
      <style:text-properties style:text-position="super 58%" fo:language="en" fo:country="US" fo:font-weight="bold" style:font-weight-asian="bold"/>
    </style:style>
    <style:style style:name="T39" style:family="text">
      <style:text-properties style:text-position="super 58%" fo:language="en" fo:country="US" fo:font-weight="normal" style:font-weight-asian="normal"/>
    </style:style>
    <style:style style:name="T40" style:family="text">
      <style:text-properties style:text-position="0% 100%" fo:font-size="11pt" fo:language="en" fo:country="US" fo:font-weight="normal" style:font-size-asian="11pt" style:font-weight-asian="normal"/>
    </style:style>
    <style:style style:name="T41" style:family="text">
      <style:text-properties style:text-position="0% 100%" fo:font-size="11pt" style:font-size-asian="11pt"/>
    </style:style>
    <style:style style:name="T42" style:family="text">
      <style:text-properties style:text-position="0% 100%" fo:font-size="11pt" officeooo:rsid="00f1feb0" style:font-size-asian="11pt"/>
    </style:style>
    <style:style style:name="T43" style:family="text">
      <style:text-properties style:text-position="0% 100%" fo:font-size="11pt" officeooo:rsid="00f2cc6e" style:font-size-asian="11pt"/>
    </style:style>
    <style:style style:name="T44" style:family="text">
      <style:text-properties style:text-position="0% 100%" fo:language="en" fo:country="US" fo:font-style="normal" officeooo:rsid="00227c9c" style:font-style-asian="normal" style:font-style-complex="normal"/>
    </style:style>
    <style:style style:name="T45" style:family="text">
      <style:text-properties style:text-position="0% 100%" fo:font-style="normal" officeooo:rsid="00575b4a" style:font-style-asian="normal" style:font-style-complex="normal"/>
    </style:style>
    <style:style style:name="T46" style:family="text">
      <style:text-properties style:text-position="0% 100%" officeooo:rsid="006a0990"/>
    </style:style>
    <style:style style:name="T47" style:family="text">
      <style:text-properties style:text-position="0% 100%" officeooo:rsid="007f429b"/>
    </style:style>
    <style:style style:name="T48" style:family="text">
      <style:text-properties style:text-position="0% 100%" officeooo:rsid="00326e16"/>
    </style:style>
    <style:style style:name="T49" style:family="text">
      <style:text-properties style:text-position="0% 100%" officeooo:rsid="007d5148"/>
    </style:style>
    <style:style style:name="T50" style:family="text">
      <style:text-properties style:text-position="0% 100%" style:font-name="Calibri1" fo:font-style="normal" officeooo:rsid="00575b4a" style:font-style-asian="normal" style:font-style-complex="normal"/>
    </style:style>
    <style:style style:name="T51" style:family="text">
      <style:text-properties style:text-position="0% 100%" style:font-name="Calibri1" officeooo:rsid="00326e16"/>
    </style:style>
    <style:style style:name="T52" style:family="text">
      <style:text-properties style:text-position="0% 100%" style:font-name="Calibri1" officeooo:rsid="00fb0608"/>
    </style:style>
    <style:style style:name="T53" style:family="text">
      <style:text-properties fo:color="#000000"/>
    </style:style>
    <style:style style:name="T54" style:family="text">
      <style:text-properties fo:color="#000000" fo:language="en" fo:country="US"/>
    </style:style>
    <style:style style:name="T55" style:family="text">
      <style:text-properties fo:color="#000000" fo:language="en" fo:country="US" officeooo:rsid="00e144f8"/>
    </style:style>
    <style:style style:name="T56" style:family="text">
      <style:text-properties fo:color="#000000" fo:language="en" fo:country="US" officeooo:rsid="00b455f9"/>
    </style:style>
    <style:style style:name="T57" style:family="text">
      <style:text-properties fo:color="#000000" fo:language="en" fo:country="US" officeooo:rsid="00b767ff"/>
    </style:style>
    <style:style style:name="T58" style:family="text">
      <style:text-properties fo:color="#000000" fo:language="en" fo:country="US" officeooo:rsid="00b7c0a2"/>
    </style:style>
    <style:style style:name="T59" style:family="text">
      <style:text-properties fo:color="#000000" fo:language="en" fo:country="US" officeooo:rsid="00e2ca75"/>
    </style:style>
    <style:style style:name="T60" style:family="text">
      <style:text-properties fo:color="#000000" fo:language="en" fo:country="US" officeooo:rsid="002b4180"/>
    </style:style>
    <style:style style:name="T61" style:family="text">
      <style:text-properties fo:color="#000000" fo:language="en" fo:country="US" officeooo:rsid="0030d288"/>
    </style:style>
    <style:style style:name="T62" style:family="text">
      <style:text-properties fo:color="#000000" fo:language="en" fo:country="US" officeooo:rsid="00858c88"/>
    </style:style>
    <style:style style:name="T63" style:family="text">
      <style:text-properties fo:color="#000000" fo:language="en" fo:country="US" officeooo:rsid="008ba9fd"/>
    </style:style>
    <style:style style:name="T64" style:family="text">
      <style:text-properties fo:color="#000000" fo:language="en" fo:country="US" fo:font-weight="bold" officeooo:rsid="002c3732" style:font-weight-asian="bold" style:font-weight-complex="bold"/>
    </style:style>
    <style:style style:name="T65" style:family="text">
      <style:text-properties fo:color="#000000" fo:language="en" fo:country="US" fo:font-style="normal" fo:font-weight="normal" officeooo:rsid="002c3732" style:font-style-asian="normal" style:font-weight-asian="normal" style:font-style-complex="normal" style:font-weight-complex="normal"/>
    </style:style>
    <style:style style:name="T66" style:family="text">
      <style:text-properties fo:color="#000000" fo:language="en" fo:country="US" fo:font-style="normal" fo:font-weight="normal" officeooo:rsid="002d12b9" style:font-style-asian="normal" style:font-weight-asian="normal" style:font-style-complex="normal" style:font-weight-complex="normal"/>
    </style:style>
    <style:style style:name="T67" style:family="text">
      <style:text-properties fo:color="#000000" fo:language="en" fo:country="US" fo:font-style="normal" fo:font-weight="normal" officeooo:rsid="008b3fef" style:font-style-asian="normal" style:font-weight-asian="normal" style:font-style-complex="normal" style:font-weight-complex="normal"/>
    </style:style>
    <style:style style:name="T68" style:family="text">
      <style:text-properties fo:color="#000000" fo:language="en" fo:country="US" fo:font-style="normal" fo:font-weight="normal" officeooo:rsid="00eb22a3" style:font-style-asian="normal" style:font-weight-asian="normal" style:font-style-complex="normal" style:font-weight-complex="normal"/>
    </style:style>
    <style:style style:name="T69" style:family="text">
      <style:text-properties fo:color="#000000" fo:language="en" fo:country="US" fo:font-weight="normal" officeooo:rsid="002c3732" style:font-weight-asian="normal" style:font-weight-complex="normal"/>
    </style:style>
    <style:style style:name="T70" style:family="text">
      <style:text-properties fo:color="#000000" fo:language="en" fo:country="US" fo:font-weight="normal" officeooo:rsid="002d12b9" style:font-weight-asian="normal" style:font-weight-complex="normal"/>
    </style:style>
    <style:style style:name="T71" style:family="text">
      <style:text-properties fo:color="#000000" fo:language="en" fo:country="US" fo:font-weight="normal" officeooo:rsid="008b3fef" style:font-weight-asian="normal" style:font-weight-complex="normal"/>
    </style:style>
    <style:style style:name="T72" style:family="text">
      <style:text-properties fo:color="#000000" fo:language="en" fo:country="US" officeooo:rsid="002c3732"/>
    </style:style>
    <style:style style:name="T73" style:family="text">
      <style:text-properties fo:color="#000000" fo:language="en" fo:country="US" fo:font-style="italic" officeooo:rsid="002c3732" style:font-style-asian="italic" style:font-style-complex="italic"/>
    </style:style>
    <style:style style:name="T74" style:family="text">
      <style:text-properties fo:color="#000000" fo:language="en" fo:country="US" fo:font-style="italic" officeooo:rsid="002d12b9" style:font-style-asian="italic" style:font-style-complex="italic"/>
    </style:style>
    <style:style style:name="T75" style:family="text">
      <style:text-properties fo:color="#000000" fo:language="en" fo:country="US" officeooo:rsid="002d12b9"/>
    </style:style>
    <style:style style:name="T76" style:family="text">
      <style:text-properties fo:color="#000000" fo:language="en" fo:country="US" officeooo:rsid="0088c6e5"/>
    </style:style>
    <style:style style:name="T77" style:family="text">
      <style:text-properties fo:color="#000000" fo:language="en" fo:country="US" officeooo:rsid="0089c256"/>
    </style:style>
    <style:style style:name="T78" style:family="text">
      <style:text-properties fo:color="#000000" fo:language="en" fo:country="US" officeooo:rsid="008ee427"/>
    </style:style>
    <style:style style:name="T79" style:family="text">
      <style:text-properties fo:color="#000000" fo:language="en" fo:country="US" officeooo:rsid="009026ea"/>
    </style:style>
    <style:style style:name="T80" style:family="text">
      <style:text-properties fo:color="#000000" fo:language="en" fo:country="US" officeooo:rsid="00eb22a3"/>
    </style:style>
    <style:style style:name="T81" style:family="text">
      <style:text-properties fo:color="#000000" fo:language="en" fo:country="US" officeooo:rsid="00e87373"/>
    </style:style>
    <style:style style:name="T82" style:family="text">
      <style:text-properties fo:color="#000000" fo:language="en" fo:country="US" officeooo:rsid="0093fcb1"/>
    </style:style>
    <style:style style:name="T83" style:family="text">
      <style:text-properties fo:color="#000000" fo:language="en" fo:country="US" officeooo:rsid="00953e8b"/>
    </style:style>
    <style:style style:name="T84" style:family="text">
      <style:text-properties fo:color="#000000" officeooo:rsid="00e2ca75"/>
    </style:style>
    <style:style style:name="T85" style:family="text">
      <style:text-properties fo:color="#000000" officeooo:rsid="00e41756"/>
    </style:style>
    <style:style style:name="T86" style:family="text">
      <style:text-properties fo:color="#000000" officeooo:rsid="0060fc9d"/>
    </style:style>
    <style:style style:name="T87" style:family="text">
      <style:text-properties fo:color="#000000" officeooo:rsid="00b0c6e5"/>
    </style:style>
    <style:style style:name="T88" style:family="text">
      <style:text-properties fo:color="#000000" officeooo:rsid="00b0cb7e"/>
    </style:style>
    <style:style style:name="T89" style:family="text">
      <style:text-properties fo:color="#000000" officeooo:rsid="00c8329d"/>
    </style:style>
    <style:style style:name="T90" style:family="text">
      <style:text-properties fo:color="#000000" officeooo:rsid="00b455f9"/>
    </style:style>
    <style:style style:name="T91" style:family="text">
      <style:text-properties fo:color="#000000" style:text-position="sub 58%"/>
    </style:style>
    <style:style style:name="T92" style:family="text">
      <style:text-properties fo:color="#000000" style:text-position="sub 58%" officeooo:rsid="00b455f9"/>
    </style:style>
    <style:style style:name="T93" style:family="text">
      <style:text-properties fo:color="#000000" style:text-position="sub 58%" officeooo:rsid="00b965cb"/>
    </style:style>
    <style:style style:name="T94" style:family="text">
      <style:text-properties fo:color="#000000" style:text-position="sub 58%" fo:language="en" fo:country="US"/>
    </style:style>
    <style:style style:name="T95" style:family="text">
      <style:text-properties fo:color="#000000" style:text-position="sub 58%" fo:language="en" fo:country="US" officeooo:rsid="00b455f9"/>
    </style:style>
    <style:style style:name="T96" style:family="text">
      <style:text-properties fo:color="#000000" style:text-position="sub 58%" fo:language="en" fo:country="US" officeooo:rsid="00b965cb"/>
    </style:style>
    <style:style style:name="T97" style:family="text">
      <style:text-properties fo:color="#000000" style:text-position="sub 58%" fo:language="en" fo:country="US" officeooo:rsid="002c3732"/>
    </style:style>
    <style:style style:name="T98" style:family="text">
      <style:text-properties fo:color="#000000" style:text-position="sub 58%" fo:language="en" fo:country="US" fo:font-style="normal" officeooo:rsid="002d12b9" style:font-style-asian="normal" style:font-style-complex="normal"/>
    </style:style>
    <style:style style:name="T99" style:family="text">
      <style:text-properties fo:color="#000000" style:text-position="sub 58%" officeooo:rsid="00326e16"/>
    </style:style>
    <style:style style:name="T100" style:family="text">
      <style:text-properties fo:color="#000000" style:text-position="sub 58%" style:font-name="Calibri1" fo:language="en" fo:country="US" fo:font-style="normal" officeooo:rsid="0030d288" style:font-style-asian="normal" style:font-style-complex="normal"/>
    </style:style>
    <style:style style:name="T101" style:family="text">
      <style:text-properties fo:color="#000000" style:text-position="0% 100%" fo:font-style="normal" officeooo:rsid="00227c9c" style:font-style-asian="normal" style:font-style-complex="normal"/>
    </style:style>
    <style:style style:name="T102" style:family="text">
      <style:text-properties fo:color="#000000" style:text-position="0% 100%" fo:font-style="normal" officeooo:rsid="00575b4a" style:font-style-asian="normal" style:font-style-complex="normal"/>
    </style:style>
    <style:style style:name="T103" style:family="text">
      <style:text-properties fo:color="#000000" style:text-position="0% 100%" officeooo:rsid="00b5b868"/>
    </style:style>
    <style:style style:name="T104" style:family="text">
      <style:text-properties fo:color="#000000" style:text-position="0% 100%" officeooo:rsid="00c273fb"/>
    </style:style>
    <style:style style:name="T105" style:family="text">
      <style:text-properties fo:color="#000000" style:text-position="0% 100%" officeooo:rsid="00f1a368"/>
    </style:style>
    <style:style style:name="T106" style:family="text">
      <style:text-properties fo:color="#000000" style:text-position="0% 100%" officeooo:rsid="00c40793"/>
    </style:style>
    <style:style style:name="T107" style:family="text">
      <style:text-properties fo:color="#000000" style:text-position="0% 100%" officeooo:rsid="00c5ffb9"/>
    </style:style>
    <style:style style:name="T108" style:family="text">
      <style:text-properties fo:color="#000000" style:text-position="0% 100%" officeooo:rsid="00b965cb"/>
    </style:style>
    <style:style style:name="T109" style:family="text">
      <style:text-properties fo:color="#000000" style:text-position="0% 100%" fo:language="en" fo:country="US"/>
    </style:style>
    <style:style style:name="T110" style:family="text">
      <style:text-properties fo:color="#000000" style:text-position="0% 100%" fo:language="en" fo:country="US" fo:font-style="normal" officeooo:rsid="00227c9c" style:font-style-asian="normal" style:font-style-complex="normal"/>
    </style:style>
    <style:style style:name="T111" style:family="text">
      <style:text-properties fo:color="#000000" style:text-position="0% 100%" fo:language="en" fo:country="US" fo:font-style="normal" officeooo:rsid="002d12b9" style:font-style-asian="normal" style:font-style-complex="normal"/>
    </style:style>
    <style:style style:name="T112" style:family="text">
      <style:text-properties fo:color="#000000" style:text-position="0% 100%" fo:language="en" fo:country="US" fo:font-style="normal" officeooo:rsid="0030d288" style:font-style-asian="normal" style:font-style-complex="normal"/>
    </style:style>
    <style:style style:name="T113" style:family="text">
      <style:text-properties fo:color="#000000" style:text-position="0% 100%" fo:language="en" fo:country="US" officeooo:rsid="0067014f"/>
    </style:style>
    <style:style style:name="T114" style:family="text">
      <style:text-properties fo:color="#000000" style:text-position="0% 100%" fo:language="en" fo:country="US" officeooo:rsid="00b5b868"/>
    </style:style>
    <style:style style:name="T115" style:family="text">
      <style:text-properties fo:color="#000000" style:text-position="0% 100%" fo:language="en" fo:country="US" officeooo:rsid="00b965cb"/>
    </style:style>
    <style:style style:name="T116" style:family="text">
      <style:text-properties fo:color="#000000" style:text-position="0% 100%" fo:language="en" fo:country="US" officeooo:rsid="00e2ca75"/>
    </style:style>
    <style:style style:name="T117" style:family="text">
      <style:text-properties fo:color="#000000" style:text-position="0% 100%" fo:language="en" fo:country="US" officeooo:rsid="00bbfa25"/>
    </style:style>
    <style:style style:name="T118" style:family="text">
      <style:text-properties fo:color="#000000" style:text-position="0% 100%" fo:language="en" fo:country="US" officeooo:rsid="00ca1bde"/>
    </style:style>
    <style:style style:name="T119" style:family="text">
      <style:text-properties fo:color="#000000" style:text-position="0% 100%" fo:language="en" fo:country="US" officeooo:rsid="00cc8ca9"/>
    </style:style>
    <style:style style:name="T120" style:family="text">
      <style:text-properties fo:color="#000000" style:text-position="0% 100%" fo:language="en" fo:country="US" officeooo:rsid="00cfb952"/>
    </style:style>
    <style:style style:name="T121" style:family="text">
      <style:text-properties fo:color="#000000" style:text-position="0% 100%" fo:language="en" fo:country="US" officeooo:rsid="00d1547d"/>
    </style:style>
    <style:style style:name="T122" style:family="text">
      <style:text-properties fo:color="#000000" style:text-position="0% 100%" fo:language="en" fo:country="US" officeooo:rsid="00d4baa2"/>
    </style:style>
    <style:style style:name="T123" style:family="text">
      <style:text-properties fo:color="#000000" style:text-position="0% 100%" officeooo:rsid="00f316ff"/>
    </style:style>
    <style:style style:name="T124" style:family="text">
      <style:text-properties fo:color="#000000" style:text-position="0% 100%" officeooo:rsid="005a03fc"/>
    </style:style>
    <style:style style:name="T125" style:family="text">
      <style:text-properties fo:color="#000000" style:text-position="0% 100%" style:font-name="DejaVu Sans" fo:language="en" fo:country="US" fo:font-style="italic" fo:font-weight="normal" officeooo:rsid="0030d288" style:font-name-asian="Calibri2" style:font-style-asian="italic" style:font-weight-asian="normal" style:font-name-complex="DejaVu Sans1" style:font-style-complex="italic" style:font-weight-complex="normal"/>
    </style:style>
    <style:style style:name="T126" style:family="text">
      <style:text-properties fo:color="#000000" style:text-position="0% 100%" style:font-name="Calibri1" fo:language="en" fo:country="US" fo:font-style="italic" officeooo:rsid="0030d288" style:font-style-asian="italic" style:font-style-complex="italic"/>
    </style:style>
    <style:style style:name="T127" style:family="text">
      <style:text-properties fo:color="#000000" style:text-position="0% 100%" style:font-name="Calibri1" fo:language="en" fo:country="US" fo:font-style="italic" fo:font-weight="normal" officeooo:rsid="0030d288" style:font-name-asian="Calibri2" style:font-style-asian="italic" style:font-weight-asian="normal" style:font-name-complex="DejaVu Sans1" style:font-style-complex="italic" style:font-weight-complex="normal"/>
    </style:style>
    <style:style style:name="T128" style:family="text">
      <style:text-properties fo:color="#000000" style:text-position="0% 100%" style:font-name="Calibri1" fo:language="en" fo:country="US" fo:font-style="normal" officeooo:rsid="0030d288" style:font-style-asian="normal" style:font-style-complex="normal"/>
    </style:style>
    <style:style style:name="T129" style:family="text">
      <style:text-properties fo:color="#000000" style:text-position="0% 100%" style:font-name="Calibri1" fo:language="en" fo:country="US" fo:font-style="normal" fo:font-weight="normal" officeooo:rsid="0030d288" style:font-name-asian="Calibri2" style:font-style-asian="normal" style:font-weight-asian="normal" style:font-name-complex="DejaVu Sans1" style:font-style-complex="normal" style:font-weight-complex="normal"/>
    </style:style>
    <style:style style:name="T130" style:family="text">
      <style:text-properties fo:color="#000000" style:text-position="0% 100%" style:font-name="Calibri1" fo:language="en" fo:country="US" fo:font-weight="normal" style:font-name-asian="Calibri2" style:font-weight-asian="normal" style:font-name-complex="DejaVu Sans1" style:font-weight-complex="normal"/>
    </style:style>
    <style:style style:name="T131" style:family="text">
      <style:text-properties fo:color="#000000" style:text-position="0% 100%" style:font-name="Calibri1" fo:language="en" fo:country="US" fo:font-weight="normal" officeooo:rsid="0030d288" style:font-name-asian="Calibri2" style:font-weight-asian="normal" style:font-name-complex="DejaVu Sans1" style:font-weight-complex="normal"/>
    </style:style>
    <style:style style:name="T132" style:family="text">
      <style:text-properties fo:color="#000000" style:text-position="0% 100%" style:font-name="Calibri1" fo:language="en" fo:country="US" fo:font-weight="normal" officeooo:rsid="00772e4f" style:font-name-asian="Calibri2" style:font-weight-asian="normal" style:font-name-complex="DejaVu Sans1" style:font-weight-complex="normal"/>
    </style:style>
    <style:style style:name="T133" style:family="text">
      <style:text-properties fo:color="#000000" style:text-position="0% 100%" style:font-name="Calibri1" fo:language="en" fo:country="US" fo:font-weight="normal" officeooo:rsid="00e724b1" style:font-name-asian="Calibri2" style:font-weight-asian="normal" style:font-name-complex="DejaVu Sans1" style:font-weight-complex="normal"/>
    </style:style>
    <style:style style:name="T134" style:family="text">
      <style:text-properties fo:color="#000000" style:text-position="0% 100%" officeooo:rsid="00f69c94"/>
    </style:style>
    <style:style style:name="T135" style:family="text">
      <style:text-properties fo:color="#000000" style:text-position="0% 100%" fo:font-size="11pt" style:font-size-asian="11pt"/>
    </style:style>
    <style:style style:name="T136" style:family="text">
      <style:text-properties fo:color="#000000" officeooo:rsid="00237b8c"/>
    </style:style>
    <style:style style:name="T137" style:family="text">
      <style:text-properties fo:color="#000000" officeooo:rsid="00f1a368"/>
    </style:style>
    <style:style style:name="T138" style:family="text">
      <style:text-properties fo:color="#000000" officeooo:rsid="00bd8efb"/>
    </style:style>
    <style:style style:name="T139" style:family="text">
      <style:text-properties fo:color="#000000" officeooo:rsid="002d4911"/>
    </style:style>
    <style:style style:name="T140" style:family="text">
      <style:text-properties fo:color="#000000" officeooo:rsid="00f316ff"/>
    </style:style>
    <style:style style:name="T141" style:family="text">
      <style:text-properties fo:color="#000000" officeooo:rsid="00273eb5"/>
    </style:style>
    <style:style style:name="T142" style:family="text">
      <style:text-properties fo:color="#000000" officeooo:rsid="0064553e"/>
    </style:style>
    <style:style style:name="T143" style:family="text">
      <style:text-properties fo:color="#000000" officeooo:rsid="002a5b35"/>
    </style:style>
    <style:style style:name="T144" style:family="text">
      <style:text-properties fo:color="#000000" officeooo:rsid="0065680e"/>
    </style:style>
    <style:style style:name="T145" style:family="text">
      <style:text-properties fo:color="#000000" officeooo:rsid="0056f89d"/>
    </style:style>
    <style:style style:name="T146" style:family="text">
      <style:text-properties fo:color="#000000" officeooo:rsid="00591faf"/>
    </style:style>
    <style:style style:name="T147" style:family="text">
      <style:text-properties fo:color="#000000" officeooo:rsid="0077eef7"/>
    </style:style>
    <style:style style:name="T148" style:family="text">
      <style:text-properties fo:color="#000000" officeooo:rsid="00dbceea"/>
    </style:style>
    <style:style style:name="T149" style:family="text">
      <style:text-properties fo:color="#000000" officeooo:rsid="00ddc7ff"/>
    </style:style>
    <style:style style:name="T150" style:family="text">
      <style:text-properties fo:color="#000000" fo:font-style="italic" style:font-style-asian="italic" style:font-style-complex="italic"/>
    </style:style>
    <style:style style:name="T151" style:family="text">
      <style:text-properties fo:color="#000000" fo:font-style="italic" officeooo:rsid="00f316ff" style:font-style-asian="italic" style:font-style-complex="italic"/>
    </style:style>
    <style:style style:name="T152" style:family="text">
      <style:text-properties fo:color="#000000" fo:font-style="italic" officeooo:rsid="0056f89d" style:font-style-asian="italic" style:font-style-complex="italic"/>
    </style:style>
    <style:style style:name="T153" style:family="text">
      <style:text-properties fo:color="#000000" officeooo:rsid="00326e16"/>
    </style:style>
    <style:style style:name="T154" style:family="text">
      <style:text-properties fo:color="#000000" officeooo:rsid="002b4180"/>
    </style:style>
    <style:style style:name="T155" style:family="text">
      <style:text-properties fo:color="#000000" officeooo:rsid="007c5d59"/>
    </style:style>
    <style:style style:name="T156" style:family="text">
      <style:text-properties fo:color="#000000" officeooo:rsid="00f4283a"/>
    </style:style>
    <style:style style:name="T157" style:family="text">
      <style:text-properties fo:color="#000000" style:text-position="super 58%"/>
    </style:style>
    <style:style style:name="T158" style:family="text">
      <style:text-properties fo:color="#000000" officeooo:rsid="00ea5e07"/>
    </style:style>
    <style:style style:name="T159" style:family="text">
      <style:text-properties fo:color="#000000" officeooo:rsid="009172c0"/>
    </style:style>
    <style:style style:name="T160" style:family="text">
      <style:text-properties fo:color="#000000" officeooo:rsid="0028b3a2"/>
    </style:style>
    <style:style style:name="T161" style:family="text">
      <style:text-properties fo:color="#000000" officeooo:rsid="0026ada6"/>
    </style:style>
    <style:style style:name="T162" style:family="text">
      <style:text-properties fo:color="#000000" officeooo:rsid="00575b4a"/>
    </style:style>
    <style:style style:name="T163" style:family="text">
      <style:text-properties fo:color="#000000" officeooo:rsid="007a5ef7"/>
    </style:style>
    <style:style style:name="T164" style:family="text">
      <style:text-properties fo:color="#000000" fo:font-style="normal" officeooo:rsid="00575b4a" style:font-style-asian="normal" style:font-style-complex="normal"/>
    </style:style>
    <style:style style:name="T165" style:family="text">
      <style:text-properties fo:color="#000000" fo:font-style="normal" officeooo:rsid="00f316ff" style:font-style-asian="normal" style:font-style-complex="normal"/>
    </style:style>
    <style:style style:name="T166" style:family="text">
      <style:text-properties fo:color="#000000" fo:font-style="normal" officeooo:rsid="005e5b6d" style:font-style-asian="normal" style:font-style-complex="normal"/>
    </style:style>
    <style:style style:name="T167" style:family="text">
      <style:text-properties officeooo:rsid="00a43da3"/>
    </style:style>
    <style:style style:name="T168" style:family="text">
      <style:text-properties officeooo:rsid="009a66e3"/>
    </style:style>
    <style:style style:name="T169" style:family="text">
      <style:text-properties officeooo:rsid="00416463"/>
    </style:style>
    <style:style style:name="T170" style:family="text">
      <style:text-properties officeooo:rsid="0042458a"/>
    </style:style>
    <style:style style:name="T171" style:family="text">
      <style:text-properties style:use-window-font-color="true"/>
    </style:style>
    <style:style style:name="T172" style:family="text">
      <style:text-properties style:use-window-font-color="true" style:text-position="0% 100%" fo:font-size="11pt" style:font-size-asian="11pt"/>
    </style:style>
    <style:style style:name="T173" style:family="text">
      <style:text-properties officeooo:rsid="00f1feb0"/>
    </style:style>
    <style:style style:name="T174" style:family="text">
      <style:text-properties style:text-position="sub 58%"/>
    </style:style>
    <style:style style:name="T175" style:family="text">
      <style:text-properties style:text-position="sub 58%" fo:language="en" fo:country="US"/>
    </style:style>
    <style:style style:name="T176" style:family="text">
      <style:text-properties style:text-position="sub 58%" fo:language="en" fo:country="US" officeooo:rsid="00a9f0c1"/>
    </style:style>
    <style:style style:name="T177" style:family="text">
      <style:text-properties style:text-position="sub 58%" officeooo:rsid="00326e16"/>
    </style:style>
    <style:style style:name="T178" style:family="text">
      <style:text-properties style:text-position="sub 58%" officeooo:rsid="006a0990"/>
    </style:style>
    <style:style style:name="T179" style:family="text">
      <style:text-properties style:text-position="sub 58%" officeooo:rsid="003463c6"/>
    </style:style>
    <style:style style:name="T180" style:family="text">
      <style:text-properties style:text-position="sub 58%" style:font-name="Calibri1" officeooo:rsid="00326e16"/>
    </style:style>
    <style:style style:name="T181" style:family="text">
      <style:text-properties fo:font-style="normal" officeooo:rsid="00f1feb0" style:font-style-asian="normal" style:font-style-complex="normal"/>
    </style:style>
    <style:style style:name="T182" style:family="text">
      <style:text-properties fo:font-style="italic" style:font-style-asian="italic" style:font-style-complex="italic"/>
    </style:style>
    <style:style style:name="T183" style:family="text">
      <style:text-properties fo:font-style="italic" officeooo:rsid="006a0990" style:font-style-asian="italic" style:font-style-complex="italic"/>
    </style:style>
    <style:style style:name="T184" style:family="text">
      <style:text-properties officeooo:rsid="00f2cc6e"/>
    </style:style>
    <style:style style:name="T185" style:family="text">
      <style:text-properties officeooo:rsid="0026ada6"/>
    </style:style>
    <style:style style:name="T186" style:family="text">
      <style:text-properties officeooo:rsid="00326e16"/>
    </style:style>
    <style:style style:name="T187" style:family="text">
      <style:text-properties officeooo:rsid="006a0990"/>
    </style:style>
    <style:style style:name="T188" style:family="text">
      <style:text-properties officeooo:rsid="007f429b"/>
    </style:style>
    <style:style style:name="T189" style:family="text">
      <style:text-properties officeooo:rsid="003463c6"/>
    </style:style>
    <style:style style:name="T190" style:family="text">
      <style:text-properties officeooo:rsid="007176e1"/>
    </style:style>
    <style:style style:name="T191" style:family="text">
      <style:text-properties fo:font-weight="bold" style:font-weight-asian="bold"/>
    </style:style>
    <style:style style:name="T192" style:family="text">
      <style:text-properties officeooo:rsid="00326398"/>
    </style:style>
    <style:style style:name="T193" style:family="text">
      <style:text-properties officeooo:rsid="00fb0608"/>
    </style:style>
    <style:style style:name="T194" style:family="text">
      <style:text-properties style:font-name="Calibri1" officeooo:rsid="00326e16"/>
    </style:style>
    <style:style style:name="T195" style:family="text">
      <style:text-properties officeooo:rsid="00399f0d"/>
    </style:style>
    <style:style style:name="fr1" style:family="graphic" style:parent-style-name="Graphics">
      <style:graphic-properties fo:margin-left="0.318cm" fo:margin-right="0.318cm" fo:margin-top="0cm" fo:margin-bottom="115.159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11cm, 0.071cm, 4.72cm, -0.27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T4Innovations 8th Open Access Call</text:p>
      <text:p text:style-name="P4">To be submitted before: 2016-07-27 23:59:59</text:p>
      <text:p text:style-name="P3"/>
      <text:p text:style-name="P7"><text:span text:style-name="T29">Name of the project: </text:span><text:span text:style-name="T34">Ab initio</text:span><text:span text:style-name="T30"> study of</text:span><text:span text:style-name="T31"> core electron binding energ</text:span><text:span text:style-name="T32">y</text:span><text:span text:style-name="T31"> shifts in</text:span><text:span text:style-name="T30"> amorphous </text:span><text:span text:style-name="T31">Ti</text:span><text:span text:style-name="T35">1–n</text:span><text:span text:style-name="T31">Si</text:span><text:span text:style-name="T35">n</text:span><text:span text:style-name="T31">O</text:span><text:span text:style-name="T35">2</text:span><text:span text:style-name="T2"><text:line-break/></text:span><text:span text:style-name="T29">Number of core hours requested: </text:span><text:span text:style-name="T33">193600</text:span><text:span text:style-name="T2"><text:line-break/></text:span></text:p>
      <text:p text:style-name="P8">Name and surname of primary investigator:Pavel Ondračka</text:p>
      <text:p text:style-name="P8">Affiliation of primary investigator:<text:span text:style-name="T37">Department of Physical Electronics, Faculty of Science, Masaryk University (PhD student, Advanced Materials and Nanosciences program)<text:line-break/>Central European Institute of Technology, Masaryk University</text:span></text:p>
      <text:p text:style-name="P8">e-mail: pavel.ondracka@gmail.com</text:p>
      <text:p text:style-name="P4"><text:bookmark text:name="_GoBack"/></text:p>
      <text:p text:style-name="P14"><text:span text:style-name="T2">Names and surnames of other investigators</text:span><text:bookmark-start text:name="_Ref342574754"/><text:span text:style-name="T2"><text:note text:id="ftn1" text:note-class="footnote"><text:note-citation>1</text:note-citation><text:note-body><text:p text:style-name="P36">Comma separated list</text:p></text:note-body></text:note></text:span><text:bookmark-end text:name="_Ref342574754"/><text:span text:style-name="T2">: David Holec </text:span><text:span text:style-name="T38">a</text:span><text:span text:style-name="T2">, Lenka Zajíčková </text:span><text:span text:style-name="T38">b,c</text:span></text:p>
      <text:p text:style-name="P14"><text:span text:style-name="T2">Affiliations of other investigat</text:span><text:span text:style-name="T3">or</text:span><text:span text:style-name="T2">1</text:span><field:fieldmark-start text:name="__Fieldmark__18213_142810276" field:type="NOTEREF _Ref342574754 \h  \* MERGEFORMAT"/><field:fieldmark-end/>:<text:line-break/><text:span text:style-name="T39">a</text:span><text:span text:style-name="T4"> Department of Physical Metallurgy and Materials Testing, Montanuniversität Leoben<text:line-break/></text:span><text:span text:style-name="T39">b</text:span><text:span text:style-name="T40"> </text:span><text:span text:style-name="T4">Department of Physical Electronics, Faculty of Science, Masaryk University<text:line-break/></text:span><text:span text:style-name="T39">c</text:span><text:span text:style-name="T40"> </text:span><text:span text:style-name="T4">Central European Institute of Technology (CEITEC)</text:span></text:p>
      <text:p text:style-name="P14"><text:span text:style-name="T2">e-mail1</text:span><field:fieldmark-start text:name="__Fieldmark__18236_142810276" field:type="NOTEREF _Ref342574754 \h  \* MERGEFORMAT"/><field:fieldmark-end/>: <text:span text:style-name="T4">david.holec@unileoben.ac.at, lenkaz@physics.muni.cz</text:span></text:p>
      <text:p text:style-name="P2"/>
      <text:p text:style-name="P15"><text:span text:style-name="T2">Research area:</text:span><text:span text:style-name="T36"> </text:span><text:span text:style-name="T54">Materials Science, Physics</text:span></text:p>
      <text:p text:style-name="P5"/>
      <text:p text:style-name="P6">Popular abstract:</text:p>
      <text:p text:style-name="P32"><text:bookmark-start text:name="__DdeLink__19166_142810276"/><text:span text:style-name="T1">Mixed Ti</text:span><text:span text:style-name="T175">1–n</text:span><text:span text:style-name="T44">Si</text:span><text:span text:style-name="T175">n</text:span><text:span text:style-name="T1">O</text:span><text:span text:style-name="T175">2</text:span><text:span text:style-name="T1"> materials offer interesting optical properties due to the high difference between refractive indices (TiO</text:span><text:span text:style-name="T175">2</text:span><text:span text:style-name="T1">: ~2.5, SiO</text:span><text:span text:style-name="T175">2</text:span><text:span text:style-name="T1">: ~1.5) and band gaps (TiO</text:span><text:span text:style-name="T175">2</text:span><text:span text:style-name="T1">: ~3.2 eV, SiO</text:span><text:span text:style-name="T175">2</text:span><text:span text:style-name="T1">: ~8.5 eV). </text:span><text:span text:style-name="T22">M</text:span><text:span text:style-name="T23">ixing</text:span><text:span text:style-name="T1"> of Si</text:span><text:span text:style-name="T24">O</text:span><text:span text:style-name="T176">2</text:span><text:span text:style-name="T1"> </text:span><text:span text:style-name="T24">and</text:span><text:span text:style-name="T1"> TiO</text:span><text:span text:style-name="T175">2</text:span><text:span text:style-name="T1"> is a perspective way how to alter the dielectric constant and refractive index, and simultaneously improve insulating properties. This opens new possibilities in design</text:span><text:span text:style-name="T25">ing</text:span><text:span text:style-name="T1"> optical devices such as multilayer antireflective coatings, interference filters, or waveguides.</text:span></text:p>
      <text:p text:style-name="P31"><text:span text:style-name="T54">Regardless </text:span><text:span text:style-name="T55">of</text:span><text:span text:style-name="T54"> its exciting properties, the current material quality of </text:span><text:span text:style-name="T109">Ti</text:span><text:span text:style-name="T94">1–n</text:span><text:span text:style-name="T110">Si</text:span><text:span text:style-name="T94">n</text:span><text:span text:style-name="T109">O</text:span><text:span text:style-name="T94">2</text:span><text:span text:style-name="T54"> thin films still limits their performance. </text:span><text:span text:style-name="T56">An </text:span><text:span text:style-name="T57">important property</text:span><text:span text:style-name="T56"> of Ti</text:span><text:span text:style-name="T95">1–n</text:span><text:span text:style-name="T110">Si</text:span><text:span text:style-name="T95">n</text:span><text:span text:style-name="T56">O</text:span><text:span text:style-name="T95">2 </text:span><text:span text:style-name="T56">is </text:span><text:span text:style-name="T57">its structure,</text:span><text:span text:style-name="T56"> </text:span><text:span text:style-name="T58">especial</text:span><text:span text:style-name="T59">ly whether</text:span><text:span text:style-name="T57"> </text:span><text:span text:style-name="T56">the distribution of Ti and Si atoms is homogeneous (i.e., they are perfectly mixed in a common network) or, on the contrary, there are zones enriched in silicon or titanium oxides.</text:span><text:span text:style-name="T113"> </text:span><text:span text:style-name="T114">X-ray photoelectron spectroscopy (XPS)</text:span><text:span text:style-name="T113"> </text:span><text:span text:style-name="T115">can be used to determine </text:span><text:span text:style-name="T116">the</text:span><text:span text:style-name="T115"> TiO</text:span><text:span text:style-name="T96">2</text:span><text:span text:style-name="T115">/SiO</text:span><text:span text:style-name="T96">2</text:span><text:span text:style-name="T115"> </text:span><text:span text:style-name="T117">mixing from the shifts of </text:span><text:span text:style-name="T118">photoelectron</text:span><text:span text:style-name="T117"> energies. </text:span><text:soft-page-break/><text:span text:style-name="T116">H</text:span><text:span text:style-name="T117">owever, </text:span><text:span text:style-name="T119">the data analysis is not straightforward</text:span><text:span text:style-name="T120"> </text:span><text:span text:style-name="T121">and may be </text:span><text:bookmark text:name="result_box"/><text:span text:style-name="T121">ambiguous without sufficient theoretical </text:span><text:span text:style-name="T122">understanding</text:span><text:span text:style-name="T121">.</text:span></text:p>
      <text:p text:style-name="P30"><text:span text:style-name="T139">Modern computational methods </text:span><text:span text:style-name="T84">can guide experiments by providing materials trends and selection rules and thus </text:span><text:span text:style-name="T139">reduc</text:span><text:span text:style-name="T84">e significantly</text:span><text:span text:style-name="T139"> </text:span><text:span text:style-name="T84">the</text:span><text:span text:style-name="T139"> experimental efforts and costs. In particular, quantum-mechanical calculations based on the Density Functional Theory provide highly accurate and affordable predictions. </text:span><text:span text:style-name="T85">Utilization of </text:span><text:span text:style-name="T84">the </text:span><text:span text:style-name="T139">computational power provided by the </text:span><text:span text:style-name="T86">Salomon</text:span><text:span text:style-name="T139"> supercomputer will enable </text:span><text:span text:style-name="T87">t</text:span><text:span text:style-name="T85">he</text:span><text:span text:style-name="T87"> calculat</text:span><text:span text:style-name="T85">ion of</text:span><text:span text:style-name="T87"> XPS spectra of </text:span><text:span text:style-name="T88">amorphous </text:span><text:span text:style-name="T89">mixed</text:span><text:span text:style-name="T88"> </text:span><text:span text:style-name="T90">Ti</text:span><text:span text:style-name="T92">1–n</text:span><text:span text:style-name="T101">Si</text:span><text:span text:style-name="T92">n</text:span><text:span text:style-name="T90">O</text:span><text:span text:style-name="T92">2 </text:span><text:span text:style-name="T103">material </text:span><text:span text:style-name="T104">in </text:span><text:span text:style-name="T105">the </text:span><text:span text:style-name="T106">whole </text:span><text:span text:style-name="T107">composition</text:span><text:span text:style-name="T105">al</text:span><text:span text:style-name="T104"> range from </text:span><text:span text:style-name="T108">TiO</text:span><text:span text:style-name="T93">2</text:span><text:span text:style-name="T108"> </text:span><text:span text:style-name="T104">to </text:span><text:span text:style-name="T108">SiO</text:span><text:span text:style-name="T93">2</text:span><text:span text:style-name="T139"> Th</text:span><text:span text:style-name="T85">e results</text:span><text:span text:style-name="T139"> will serve as a </text:span><text:span text:style-name="T136">reference for </text:span><text:span text:style-name="T137">the </text:span><text:span text:style-name="T138">XPS</text:span><text:span text:style-name="T136"> data evaluation and </text:span><text:span text:style-name="T139">subsequent experimental work focused on further application-orient</text:span><text:span text:style-name="T85">ed</text:span><text:span text:style-name="T139"> material development.</text:span><text:bookmark-end text:name="__DdeLink__19166_142810276"/></text:p>
      <text:p text:style-name="P6">Scientific readiness:</text:p>
      <text:p text:style-name="P9">Aims and objectives</text:p>
      <text:p text:style-name="P21">The aim of this project is to <text:span text:style-name="T186">calculate XPS spectra of Ti</text:span><text:span text:style-name="T177">1–n</text:span><text:span text:style-name="T45">Si</text:span><text:span text:style-name="T177">n</text:span><text:span text:style-name="T186">O</text:span><text:span text:style-name="T177">2</text:span><text:span text:style-name="T186"> amorphous phase for different </text:span><text:span text:style-name="T183">n</text:span><text:span text:style-name="T187"> values covering the whole compositional range from TiO</text:span><text:span text:style-name="T178">2</text:span><text:span text:style-name="T187"> to SiO</text:span><text:span text:style-name="T178">2</text:span><text:span text:style-name="T46"> </text:span><text:span text:style-name="T47">a</text:span><text:span text:style-name="T188">s well as XPS spectra of selected TiO</text:span><text:span text:style-name="T179">2</text:span><text:span text:style-name="T189"> and SiO</text:span><text:span text:style-name="T179">2</text:span><text:span text:style-name="T189"> crystalline polymorphs. Core states of interest will be O 1s, Ti 2p and Si 2p, which are common choices in experimental studies. The main objective is to observe trends in the shifts of the XPS peaks, and use them for interpreting fitted experimental XPS spectra. X-ray photoelectron binding energies for individual atoms will be evaluated together with their chemical surrounding and this will help to better understand the nature of Ti</text:span><text:span text:style-name="T177">1–n</text:span><text:span text:style-name="T45">Si</text:span><text:span text:style-name="T177">n</text:span><text:span text:style-name="T186">O</text:span><text:span text:style-name="T177">2</text:span><text:span text:style-name="T48"> </text:span><text:span text:style-name="T49">core states</text:span><text:span text:style-name="T190"> energy shifts.</text:span></text:p>
      <text:p text:style-name="P25">This project is a follow up of the project OPEN-6-17, <text:span text:style-name="T195">which focused on the same topic. In the framework of </text:span>OPEN-6-17 <text:span text:style-name="T195">XPS spectra were calculated for 7 selected compositions and were found in good agreement with experimental data, hence validating the used methodology. However, due to the small number of the calculated structures, it is unclear if some observed minor trends in the calculated data have physical origin or are just artifacts due to the limited cell size and randomness of the simulated annealing procedure. Hopefully by doubling the number of calculated structures, those questions can be properly resolved.</text:span></text:p>
      <text:p text:style-name="P17">Methods and state-of-the-art</text:p>
      <text:p text:style-name="P21"><text:span text:style-name="T173">Structural models of </text:span>Ti<text:span text:style-name="T174">1-n</text:span><text:span text:style-name="T181">Si</text:span><text:span text:style-name="T174">n</text:span>O<text:span text:style-name="T174">2</text:span><text:span text:style-name="T41"> amorphous materials will be </text:span><text:span text:style-name="T42">generated </text:span><text:span text:style-name="T41">using a supercell-based </text:span><text:span text:style-name="T182">ab initio</text:span> Molecular Dynamics <text:span text:style-name="T184">technique</text:span><text:span text:style-name="T41"> </text:span><text:span text:style-name="T43">called </text:span><text:span text:style-name="T41">“simulated annealing” . </text:span><text:span text:style-name="T43">The</text:span> amorphous cell generation and <text:span text:style-name="T184">subsequent </text:span>structural optimization will be done using co-investigater’s computational resources. The cell sizes will be in a range of around 100 atoms as a compromise between having an infinite<text:span text:style-name="T184">ly large</text:span> amorphous cell and making the study computationally feasible. The quantum mechanical calculations will be performed within the framework of Density Functional Theory (DFT) [2,3], which replaces a solution of the Schrödinger equation for many-body wave-function with a search for <text:span text:style-name="T184">the corresponding </text:span>charge density. An all-electron fully relativistic DFT package WIEN2k will be used in this project. It is based on the full-potential (linearized) augmented plane-waves + local orbitals method [4], one among the most accurate schemes for band structure calculations. <text:span text:style-name="T185">Standard generalized gradient approximation for the exchange and correlation functional parametrized by Perdew, Burke and Ernzerhof (PBE) will be used [5].</text:span></text:p>
      <text:p text:style-name="P34"><text:soft-page-break/><text:span text:style-name="T60">Two methods for calculation of XPS binding energies </text:span><text:span text:style-name="T61">of</text:span><text:span text:style-name="T60"> </text:span><text:span text:style-name="T61">localized orbital</text:span><text:span text:style-name="T62">s</text:span><text:span text:style-name="T61"> such as the core-level state</text:span><text:span text:style-name="T62">s</text:span><text:span text:style-name="T61"> </text:span><text:span text:style-name="T63">will be evaluated and used</text:span><text:span text:style-name="T60">: <text:tab/> <text:line-break/></text:span><text:span text:style-name="T64">ΔSCF method</text:span><text:span text:style-name="T65"> </text:span><text:span text:style-name="T66">[</text:span><text:span text:style-name="T67">6</text:span><text:span text:style-name="T66">]</text:span><text:span text:style-name="T65">:</text:span><text:span text:style-name="T69"> </text:span><text:span text:style-name="T72">The binding energy </text:span><text:span text:style-name="T73">E</text:span><text:span text:style-name="T97">b</text:span><text:span text:style-name="T72"> is defined by the energy difference between the state with </text:span><text:span text:style-name="T73">N</text:span><text:span text:style-name="T72"> − 1 electrons and that with </text:span><text:span text:style-name="T73">N</text:span><text:span text:style-name="T72"> electrons: </text:span><text:span text:style-name="T73">E</text:span><text:span text:style-name="T97">b</text:span><text:span text:style-name="T72"> = </text:span><text:span text:style-name="T73">E</text:span><text:span text:style-name="T72"> (</text:span><text:span text:style-name="T73">N</text:span><text:span text:style-name="T72"> − 1) − </text:span><text:span text:style-name="T73">E (N</text:span><text:span text:style-name="T72">). In the </text:span><text:span text:style-name="T73">N</text:span><text:span text:style-name="T72"> − 1 electron system, a hole occupies the core-level state and the emitted electron is located at infinity.<text:line-break/></text:span><text:span text:style-name="T64">Slater transition state method</text:span><text:span text:style-name="T69"> </text:span><text:span text:style-name="T70">[</text:span><text:span text:style-name="T71">6</text:span><text:span text:style-name="T70">]</text:span><text:span text:style-name="T69">:</text:span><text:span text:style-name="T72"> </text:span><text:span text:style-name="T75">where the binding energy </text:span><text:span text:style-name="T74">E</text:span><text:span text:style-name="T98">b</text:span><text:span text:style-name="T111"> is calculated as the eigenvalue </text:span><text:span text:style-name="T125">ε</text:span><text:span text:style-name="T111"> of </text:span><text:span text:style-name="T112">state with one half electron removed. </text:span><text:span text:style-name="T126">E</text:span><text:span text:style-name="T100">b</text:span><text:span text:style-name="T128"> = <text:s/></text:span><text:span text:style-name="T127">ε(N – </text:span><text:span text:style-name="T129">½</text:span><text:span text:style-name="T127">).</text:span></text:p>
      <text:p text:style-name="P33"><text:span text:style-name="T131">A</text:span><text:span text:style-name="T130">nalysis of the atomic surroundings and bonds will be done using the Atoms in molecules </text:span><text:span text:style-name="T132">(AIM)</text:span><text:span text:style-name="T130"> theory [</text:span><text:span text:style-name="T133">7</text:span><text:span text:style-name="T130">].</text:span></text:p>
      <text:p text:style-name="P11"><text:span text:style-name="T154"><text:s/></text:span><text:span text:style-name="T191">Impact and outlooks</text:span></text:p>
      <text:p text:style-name="P13"><text:span text:style-name="T53">The most common wa</text:span><text:span text:style-name="T155">y</text:span><text:span text:style-name="T53"> to prove presence and amount of Ti–O–Si </text:span><text:span text:style-name="T156">bonds</text:span><text:span text:style-name="T53"> is the identification by the intensity of an infrared (IR) absorption band between 900 and 965 <text:s/>cm</text:span><text:span text:style-name="T157">−1</text:span><text:span text:style-name="T53"> in IR spectroscopy [</text:span><text:span text:style-name="T158">8</text:span><text:span text:style-name="T159">-</text:span><text:span text:style-name="T158">10</text:span><text:span text:style-name="T53">]. This approach however have some serious </text:span><text:span text:style-name="T160">issues</text:span><text:span text:style-name="T53">. It depends on the infrared a</text:span><text:span text:style-name="T140">b</text:span><text:span text:style-name="T53">sorption cross-</text:span><text:span text:style-name="T140">s</text:span><text:span text:style-name="T53">ections that are different for Ti–O–Ti, Si–O–Si , and Si–O–Ti bonds. While the first two can be determined from pure TiO</text:span><text:span text:style-name="T91">2</text:span><text:span text:style-name="T53"> and SiO</text:span><text:span text:style-name="T91">2</text:span><text:span text:style-name="T53"> respectively, this is not possible for <text:s/>Si–O–Ti </text:span><text:span text:style-name="T161">and </text:span><text:span text:style-name="T140">hence </text:span><text:span text:style-name="T161">needs to be fitted</text:span><text:span text:style-name="T53">. </text:span><text:span text:style-name="T140">Additionally, </text:span><text:span text:style-name="T145">this method assumes</text:span><text:span text:style-name="T161"> constant </text:span><text:span text:style-name="T53">a</text:span><text:span text:style-name="T140">b</text:span><text:span text:style-name="T53">sorption cross</text:span><text:span text:style-name="T140">-s</text:span><text:span text:style-name="T53">ections</text:span><text:span text:style-name="T161"> </text:span><text:span text:style-name="T145">for different</text:span><text:span text:style-name="T53"> </text:span><text:span text:style-name="T162">compositions </text:span><text:span text:style-name="T163">of</text:span><text:span text:style-name="T162"> </text:span><text:span text:style-name="T153">Ti</text:span><text:span text:style-name="T99">1–n</text:span><text:span text:style-name="T102">Si</text:span><text:span text:style-name="T99">n</text:span><text:span text:style-name="T153">O</text:span><text:span text:style-name="T99">2</text:span><text:span text:style-name="T150">, </text:span><text:span text:style-name="T164">which is not </text:span><text:span text:style-name="T165">the case </text:span><text:span text:style-name="T166">when mixing materials with big refractive index differences.</text:span><text:span text:style-name="T53"> </text:span></text:p>
      <text:p text:style-name="P13"><text:span text:style-name="T140">On the contrary, </text:span><text:span text:style-name="T53">XPS <text:s/>does not suffer from </text:span><text:span text:style-name="T141">th</text:span><text:span text:style-name="T140">e</text:span><text:span text:style-name="T141">s</text:span><text:span text:style-name="T140">e</text:span><text:span text:style-name="T141"> issues, however </text:span><text:span text:style-name="T142">accurate</text:span><text:span text:style-name="T141"> </text:span><text:span text:style-name="T143">fitting </text:span><text:span text:style-name="T144">of</text:span><text:span text:style-name="T143"> XPS spectra is difficult and </text:span><text:span text:style-name="T145">peak positions must be often fixed by hand to obtain </text:span><text:span text:style-name="T146">reasonable results</text:span><text:span text:style-name="T143">. </text:span><text:span text:style-name="T140">A</text:span><text:span text:style-name="T143"> thorough analysis of the calculated XPS spectra can </text:span><text:span text:style-name="T147">help the experimental data </text:span><text:span text:style-name="T148">fitting </text:span><text:span text:style-name="T149">by </text:span><text:span text:style-name="T140">providing estimates for the </text:span><text:span text:style-name="T149">peak positions </text:span><text:span text:style-name="T140">as predicted by the </text:span><text:span text:style-name="T151">ab initio </text:span><text:span text:style-name="T149">calculations.</text:span><text:span text:style-name="T143"> </text:span><text:span text:style-name="T140">Since n</text:span><text:span text:style-name="T145">o </text:span><text:span text:style-name="T152">ab initio</text:span><text:span text:style-name="T145"> study concerning XPS of </text:span><text:span text:style-name="T153">Ti</text:span><text:span text:style-name="T99">1–n</text:span><text:span text:style-name="T102">Si</text:span><text:span text:style-name="T99">n</text:span><text:span text:style-name="T153">O</text:span><text:span text:style-name="T99">2 </text:span><text:span text:style-name="T123">h</text:span><text:span text:style-name="T124">as </text:span><text:span text:style-name="T123">been</text:span><text:span text:style-name="T124"> published up to date</text:span><text:span text:style-name="T145">, </text:span><text:span text:style-name="T146">th</text:span><text:span text:style-name="T140">e here proposed work is </text:span><text:span text:style-name="T146"><text:s/>a novel approach to this issue.</text:span></text:p>
      <text:p text:style-name="P6">Computational readiness:</text:p>
      <text:p text:style-name="P16">Computational approach, parallelization and scalability:</text:p>
      <text:p text:style-name="P20">WIEN2k software used for this project is written in FORTRAN90 and requires a UNIX system (programs are linked together via C-shell scripts). The applicant owns a valid academic license. WIEN2k does not require any special libraries, but it uses optimized BLAS and LAPACK libraries if present. It is mostly tested and optimized for the Intel proprietary compiler, but can be built with GNU compiler collection as well.</text:p>
      <text:p text:style-name="P20">WIEN2k has a built-in parallelization scheme (so-called k-point parallelization), where subsets of the k-point mesh (sampling the Brillouin zone) are distributed to different processors, and subsequently combined. There are some parts of the main self-consistent file (SCF) cycle which are not parallelized, however their computational costs are negligible compared with the rest of the cycle.</text:p>
      <text:p text:style-name="P20">Additionally, MPI fine-grained parallelization can be used when necessary, e.g., for memory limited problems or where there are fewer k-points than available processors. </text:p>
      <text:p text:style-name="P20"><text:soft-page-break/>One typical SCF cycle on a test 96-atom amorphous unit cell takes approximately <text:span text:style-name="T169">10</text:span> CPU-hours, out of which only <text:span text:style-name="T170">few seconds</text:span> are pure serial code, and the rest makes use of the built-in k-point parallelization scheme.</text:p>
      <text:p text:style-name="P18">Computational resources:</text:p>
      <text:p text:style-name="P26"><text:span text:style-name="T1">Requested resources were estimated from older computation of amorphous unit cell with 96 atoms cell size and 3x3x3 k-points grid done on </text:span><text:span text:style-name="T5">Salomon</text:span><text:span text:style-name="T1"> cluster as a part of project OPEN-</text:span><text:span text:style-name="T6">4</text:span><text:span text:style-name="T1">-</text:span><text:span text:style-name="T7">7</text:span><text:span text:style-name="T1">.</text:span></text:p>
      <text:p text:style-name="P27"><text:span text:style-name="T1">Planned amount of calculated structures: </text:span><text:span text:style-name="T26">6</text:span><text:span text:style-name="T8"><text:line-break/></text:span><text:span text:style-name="T9">Cal</text:span><text:span text:style-name="T10">c</text:span><text:span text:style-name="T9">ulations per structure</text:span><text:span text:style-name="T6">: </text:span><text:span text:style-name="T11">128</text:span><text:span text:style-name="T6"> </text:span><text:span text:style-name="T12">(</text:span><text:span text:style-name="T13">64 </text:span><text:span text:style-name="T14">x</text:span><text:span text:style-name="T13"> O 1s + 32 * (Ti/Si <text:s/>2p1/2 </text:span><text:span text:style-name="T15">and</text:span><text:span text:style-name="T13"> </text:span><text:span text:style-name="T16">2p3/2</text:span><text:span text:style-name="T12">)</text:span><text:span text:style-name="T1"><text:line-break/>Usual number of SCF cycles needed to converge a calculation : </text:span><text:span text:style-name="T17">1</text:span><text:span text:style-name="T18">5</text:span><text:span text:style-name="T17">-20</text:span><text:span text:style-name="T1"> <text:line-break/>Core hours needed for one typical cycle with 96 atoms cell size: </text:span><text:span text:style-name="T19">10<text:line-break/></text:span><text:span text:style-name="T1">Additional core hours needed for larger test cases (to test cell-size effects), </text:span><text:span text:style-name="T20">convergence tests, </text:span><text:span text:style-name="T28">safety margin,</text:span><text:span text:style-name="T1"> and for post-processing analysis </text:span><text:span text:style-name="T21">(such as AIM calculations)</text:span><text:span text:style-name="T1">: </text:span><text:span text:style-name="T27">4</text:span><text:span text:style-name="T1">0000</text:span></text:p>
      <text:p text:style-name="P24">Total CPU hours needed: <text:span text:style-name="T192">6 * 20 * 10 * 128</text:span> + <text:span text:style-name="T167">2</text:span>0000 = <text:span text:style-name="T168">193600</text:span></text:p>
      <text:p text:style-name="P6">Economic readiness:</text:p>
      <text:p text:style-name="P10">Socioeconomic impact:</text:p>
      <text:p text:style-name="P28"><text:span text:style-name="T193">Improvements in XPS characterization enabled by this work will lead to </text:span>higher quality <text:span text:style-name="T193">and improved performance</text:span> <text:span text:style-name="T193">of</text:span> <text:span text:style-name="T194">Ti</text:span><text:span text:style-name="T180">1–n</text:span><text:span text:style-name="T50">Si</text:span><text:span text:style-name="T180">n</text:span><text:span text:style-name="T194">O</text:span><text:span text:style-name="T180">2</text:span><text:span text:style-name="T51"> </text:span><text:span text:style-name="T52">films.</text:span></text:p>
      <text:p text:style-name="P29">In a long run, this research could lead to a development of novel components such as multilayer antireflecive coatings, interference filters, or waveguides with greatly improved optical performance. </text:p>
      <text:p text:style-name="P12"><text:span text:style-name="T53">Outside of optical application, another widespread use for TiO</text:span><text:span text:style-name="T91">2</text:span><text:span text:style-name="T53"> and Ti</text:span><text:span text:style-name="T91">1-n</text:span><text:span text:style-name="T134">Si</text:span><text:span text:style-name="T91">n</text:span><text:span text:style-name="T53">O</text:span><text:span text:style-name="T91">2</text:span><text:span text:style-name="T135"> oxides is in photocatalysis, with application</text:span><text:span text:style-name="T172">s i</text:span><text:span text:style-name="T171">ncluding self-cleaning surfaces, air and water purification systems, sterilization, hydrogen evolution, and photoelectrochemical conversion.</text:span></text:p>
      <text:p text:style-name="P19">Operational costs:</text:p>
      <text:p text:style-name="P22">This work will be done in parallel to experimental studies performed within the frameworks of funded projects of the CEITEC Plasma Technologies group (group leader Prof. Lenka Zajíčková). The calculations will be done within the PhD project of Pavel Ondračka (principal investigator of this proposal), whose scholarship is paid from the Masaryk University and CEITEC resources. There are no other financial resources available for the PI to cover the operational costs related to the use of the supercomputer.</text:p>
      <text:p text:style-name="P19">Amortization and renewal:</text:p>
      <text:p text:style-name="P23">As described above, there are unfortunately no free financial resources available towards amortization and renewal of the cluster hardware.</text:p>
      <text:p text:style-name="P6">References:</text:p>
      <text:p text:style-name="P35"><text:span text:style-name="T54">[1] A. Zunger, S.-H.Wei, L.G. Ferreira, and J. E. Bernard, Phys. Rev. Lett. 65,(1990)<text:line-break/>[2] W. Kohn and L. J. Sham, Physical Review 140, A1133–A1138 (1965).<text:line-break/></text:span><text:soft-page-break/><text:span text:style-name="T54">[3] P. Hohenberg and W. Kohn, Physical Review 136, B864–B871 (1964).<text:line-break/>[4] G. K. H. Madsen, P. Blaha, K. Schwarz, E. Sjöstedt, and L. Nordström, Phys. Rev. B 64, 195134 (2001).<text:line-break/></text:span><text:span text:style-name="T76">[5]J. P. Perdew, K. Burke, and M. Ernzerhof, Phys. Rev. Lett., 77:3865–3868 (1996).<text:line-break/></text:span><text:span text:style-name="T77">[6] </text:span><text:span text:style-name="T78">R. M. Martin: Electronic Structure, Cambridge University Press </text:span><text:span text:style-name="T79">(</text:span><text:span text:style-name="T78">2004).<text:line-break/></text:span><text:span text:style-name="T80">[</text:span><text:span text:style-name="T81">7</text:span><text:span text:style-name="T80">] R. Bader, </text:span><text:span text:style-name="T68">Chemical Reviews 91: </text:span><text:span text:style-name="T80">893¨C928. (1991).</text:span><text:span text:style-name="T78"><text:line-break/></text:span><text:span text:style-name="T82">[</text:span><text:span text:style-name="T81">8</text:span><text:span text:style-name="T82">] M. Landmann, T. Köhler, E. Raus, T. Frauenheim and G. W. Schmidt, J. Phys.: Condens. Matter 26, 253201 (2014).<text:line-break/>[</text:span><text:span text:style-name="T81">9</text:span><text:span text:style-name="T82">] F. Gracia, F. Yubero, J. Holgado, J. Espinos, A. Gonzalez-Elipe, and T. Girardeau, Thin Solid Films 500, 19 (2006).<text:line-break/>[</text:span><text:span text:style-name="T81">10</text:span><text:span text:style-name="T82">] </text:span><text:span text:style-name="T83">S. Larouche, H. Szymanowski, J.E. Klemberg-Sapieha, L. Martinu, and S. C. Gujrathi, Journal of Vacuum Science &amp; Technology A: Vacuum, Surfaces, and Films 22, 1200 (20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DejaVu Sans" svg:font-family="'DejaVu Sans'" style:font-family-generic="swis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1"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Calibri2" style:font-size-asian="11pt" style:language-asian="en" style:country-asian="US" style:font-name-complex="DejaVu Sans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letter-kerning="true" style:font-name-asian="Calibri2"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Calibri2"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style:style>
    <style:style style:name="Mfr1" style:family="graphic" style:parent-style-name="Graphics">
      <style:graphic-properties fo:margin-left="0.318cm" fo:margin-right="0.318cm" fo:margin-top="0cm" fo:margin-bottom="115.159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011cm, 0.071cm, 4.72cm, -0.27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191cm" fo:margin-left="0cm" fo:margin-right="0cm" fo:margin-bottom="3.341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Picture" text:anchor-type="char" svg:x="-0.409cm" svg:y="-0.439cm" svg:width="4.791cm" svg:height="0.891cm" draw:z-index="4"><draw:image xlink:href="Pictures/10000000000001CA0000010B3A66E6735AE426DD.jpg" xlink:type="simple" xlink:show="embed" xlink:actuate="onLoad"/><svg:desc>it4i_en_narodni_4_radky.jpg</svg:desc></draw:frame></text:p>
      </style:header>
    </style:master-page>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8T12:42:00</meta:creation-date>
    <dc:language>cs-CZ</dc:language>
    <dc:date>2016-07-27T17:08:37.579288562</dc:date>
    <meta:editing-cycles>33</meta:editing-cycles>
    <meta:editing-duration>PT19H5M11S</meta:editing-duration>
    <meta:generator>LibreOffice/5.0.6.2$Linux_X86_64 LibreOffice_project/00$Build-2</meta:generator>
    <meta:document-statistic meta:table-count="0" meta:image-count="1" meta:object-count="0" meta:page-count="5" meta:paragraph-count="47" meta:word-count="1743" meta:character-count="11437" meta:non-whitespace-character-count="9755"/>
    <meta:template xlink:type="simple" xlink:actuate="onRequest" xlink:title="Normal" xlink:href=""/>
  </office:meta>
</office:document-meta>
</file>